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2a6ee" officeooo:paragraph-rsid="0012a6ee"/>
    </style:style>
    <style:style style:name="P2" style:family="paragraph" style:parent-style-name="Standard">
      <style:text-properties fo:font-weight="bold" officeooo:rsid="0012a6ee" officeooo:paragraph-rsid="0012a6ee" style:font-weight-asian="bold" style:font-weight-complex="bold"/>
    </style:style>
    <style:style style:name="P3" style:family="paragraph" style:parent-style-name="Standard">
      <style:text-properties officeooo:rsid="00164302" officeooo:paragraph-rsid="00164302"/>
    </style:style>
    <style:style style:name="P4" style:family="paragraph" style:parent-style-name="Standard">
      <style:text-properties fo:font-size="10pt" officeooo:rsid="0012a6ee" officeooo:paragraph-rsid="0012a6ee" style:font-size-asian="10pt" style:font-size-complex="10pt"/>
    </style:style>
    <style:style style:name="P5" style:family="paragraph" style:parent-style-name="Standard">
      <style:text-properties fo:font-size="10pt" officeooo:rsid="0012cf75" officeooo:paragraph-rsid="0012cf75" style:font-size-asian="10pt" style:font-size-complex="10pt"/>
    </style:style>
    <style:style style:name="P6" style:family="paragraph" style:parent-style-name="Standard">
      <style:text-properties fo:font-size="10pt" officeooo:rsid="0013fb37" officeooo:paragraph-rsid="0013fb37" style:font-size-asian="10pt" style:font-size-complex="10pt"/>
    </style:style>
    <style:style style:name="P7" style:family="paragraph" style:parent-style-name="Standard">
      <style:text-properties fo:font-size="10pt" officeooo:rsid="0015ea6c" officeooo:paragraph-rsid="0015ea6c" style:font-size-asian="10pt" style:font-size-complex="10pt"/>
    </style:style>
    <style:style style:name="P8" style:family="paragraph" style:parent-style-name="Standard">
      <style:text-properties fo:font-size="10pt" officeooo:rsid="0018ff9f" officeooo:paragraph-rsid="0018ff9f" style:font-size-asian="10pt" style:font-size-complex="10pt"/>
    </style:style>
    <style:style style:name="P9" style:family="paragraph" style:parent-style-name="Standard">
      <style:text-properties fo:font-size="10pt" fo:font-weight="bold" officeooo:rsid="0012a6ee" officeooo:paragraph-rsid="0012a6ee" style:font-size-asian="10pt" style:font-weight-asian="bold" style:font-size-complex="10pt" style:font-weight-complex="bold"/>
    </style:style>
    <style:style style:name="P10" style:family="paragraph" style:parent-style-name="Standard">
      <style:text-properties fo:font-size="10pt" fo:font-weight="bold" officeooo:rsid="0013fb37" officeooo:paragraph-rsid="0013fb37" style:font-size-asian="10pt" style:font-weight-asian="bold" style:font-size-complex="10pt" style:font-weight-complex="bold"/>
    </style:style>
    <style:style style:name="P11" style:family="paragraph" style:parent-style-name="Standard">
      <style:text-properties fo:font-size="10pt" fo:font-weight="bold" officeooo:rsid="0015ea6c" officeooo:paragraph-rsid="0015ea6c" style:font-size-asian="10pt" style:font-weight-asian="bold" style:font-size-complex="10pt" style:font-weight-complex="bold"/>
    </style:style>
    <style:style style:name="P12" style:family="paragraph" style:parent-style-name="Standard">
      <style:text-properties fo:font-size="10pt" fo:font-weight="bold" officeooo:rsid="00164302" officeooo:paragraph-rsid="00164302" style:font-size-asian="10pt" style:font-weight-asian="bold" style:font-size-complex="10pt" style:font-weight-complex="bold"/>
    </style:style>
    <style:style style:name="P13" style:family="paragraph" style:parent-style-name="Standard">
      <style:text-properties fo:font-size="10pt" fo:font-weight="normal" officeooo:rsid="0013fb37" officeooo:paragraph-rsid="0013fb37" style:font-size-asian="10pt" style:font-weight-asian="normal" style:font-size-complex="10pt" style:font-weight-complex="normal"/>
    </style:style>
    <style:style style:name="P14" style:family="paragraph" style:parent-style-name="Standard">
      <style:text-properties fo:font-size="11pt" fo:font-weight="normal" officeooo:rsid="0018ff9f" officeooo:paragraph-rsid="0018ff9f" style:font-size-asian="9.60000038146973pt" style:font-weight-asian="normal" style:font-size-complex="11pt" style:font-weight-complex="normal"/>
    </style:style>
    <style:style style:name="T1" style:family="text">
      <style:text-properties officeooo:rsid="0012cf75"/>
    </style:style>
    <style:style style:name="T2" style:family="text">
      <style:text-properties officeooo:rsid="0018ff9f"/>
    </style:style>
    <style:style style:name="T3"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Recherche Corona international</text:span>:</text:p>
      <text:p text:style-name="P2"/>
      <text:p text:style-name="P14">Die Daten für den Vergleich der zahlenmäßig am stärksten von Corona betroffenen Länder und durch diese zur Eindämmung der Infektion getroffene Maßnahmen stammen aus unten genannten Quellen. Leere Felder in den Excel-Sheets bedeuten, dass eine Maßnahme bislang nicht ergriffen wurde. Die Corona-Testzahlen für China beziehen sich lediglich auf die Provinz Guangdong. Generell dürften die Corona-Testzahlen die am wenigsten zuverlässigen Daten sein, da die Informationslage dort dürftig ist und diese Daten weltweit bislang nicht systematisch erfasst werden.</text:p>
      <text:p text:style-name="P2"/>
      <text:p text:style-name="P4"/>
      <text:p text:style-name="P9">Fallzahlen – 10 am stärksten betroffene Länder:</text:p>
      <text:p text:style-name="P4">WHO</text:p>
      <text:p text:style-name="P1"><text:a xlink:type="simple" xlink:href="https://experience.arcgis.com/experience/685d0ace521648f8a5beeeee1b9125cd" text:style-name="Internet_20_link" text:visited-style-name="Visited_20_Internet_20_Link"><text:span text:style-name="T3">https://experience.arcgis.com/experience/685d0ace521648f8a5beeeee1b9125cd</text:span></text:a></text:p>
      <text:p text:style-name="P4"/>
      <text:p text:style-name="P9">Länderdaten <text:span text:style-name="T1">außer Krankenhausbetten</text:span>:</text:p>
      <text:p text:style-name="P4">Weltbank</text:p>
      <text:p text:style-name="P1"><text:a xlink:type="simple" xlink:href="https://databank.worldbank.org/home" text:style-name="Internet_20_link" text:visited-style-name="Visited_20_Internet_20_Link"><text:span text:style-name="T3">https://databank.worldbank.org/home</text:span></text:a></text:p>
      <text:p text:style-name="P4"/>
      <text:p text:style-name="P9">Krankenhausbetten:</text:p>
      <text:p text:style-name="P5">IndexMundi Datenbank</text:p>
      <text:p text:style-name="P5">https://www.indexmundi.com/g/r.aspx?t=0&amp;v=2227&amp;l=de</text:p>
      <text:p text:style-name="P4"/>
      <text:p text:style-name="P10">Schulschließungen:</text:p>
      <text:p text:style-name="P13">UNESCO</text:p>
      <text:p text:style-name="P13">https://en.unesco.org/themes/education-emergencies/coronavirus-school-closures</text:p>
      <text:p text:style-name="P6"/>
      <text:p text:style-name="P11">Augangssperre: </text:p>
      <text:p text:style-name="P7"><text:span text:style-name="T2">div. </text:span>Medien<text:span text:style-name="T2">berichte</text:span></text:p>
      <text:p text:style-name="P7"/>
      <text:p text:style-name="P12">Corona-Tests:</text:p>
      <text:p text:style-name="P3"><text:a xlink:type="simple" xlink:href="https://www.worldometers.info/coronavirus/covid-19-testing/" text:style-name="Internet_20_link" text:visited-style-name="Visited_20_Internet_20_Link"><text:span text:style-name="T3">https://www.worldometers.info/coronavirus/covid-19-testing/</text:span></text:a><text:span text:style-name="T3"> (offizielle Daten und darauf beruhende Schätzungen)</text:span></text:p>
      <text:p text:style-name="P3"><text:a xlink:type="simple" xlink:href="https://ourworldindata.org/coronavirus-testing-source-data" text:style-name="Internet_20_link" text:visited-style-name="Visited_20_Internet_20_Link"><text:span text:style-name="T3">https://ourworldindata.org/coronavirus-testing-source-data</text:span></text:a></text:p>
      <text:p text:style-name="P8">Berechnungen pro Million Einwohner teilweise selbst durchgefüh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09:32:02.032311447</meta:creation-date>
    <dc:date>2020-03-21T16:45:33.693313867</dc:date>
    <meta:editing-duration>PT58M15S</meta:editing-duration>
    <meta:editing-cycles>2</meta:editing-cycles>
    <meta:generator>LibreOffice/6.0.7.3$Linux_X86_64 LibreOffice_project/00m0$Build-3</meta:generator>
    <meta:document-statistic meta:table-count="0" meta:image-count="0" meta:object-count="0" meta:page-count="1" meta:paragraph-count="20" meta:word-count="118" meta:character-count="1261" meta:non-whitespace-character-count="1161"/>
  </office:meta>
</office:document-meta>
</file>